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7.51pt"/>
    </style:style>
    <style:style style:name="co2" style:family="table-column">
      <style:table-column-properties fo:break-before="auto" style:column-width="145.16pt"/>
    </style:style>
    <style:style style:name="co3" style:family="table-column">
      <style:table-column-properties fo:break-before="auto" style:column-width="181.96pt"/>
    </style:style>
    <style:style style:name="co4" style:family="table-column">
      <style:table-column-properties fo:break-before="auto" style:column-width="161.09pt"/>
    </style:style>
    <style:style style:name="co5" style:family="table-column">
      <style:table-column-properties fo:break-before="auto" style:column-width="134.05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d9d9e3" style:diagonal-bl-tr="none" style:diagonal-tl-br="none" style:text-align-source="fix" style:repeat-content="false" fo:wrap-option="no-wrap" fo:border-left="0.74pt solid #d9d9e3" style:direction="ltr" fo:border-right="none" style:rotation-angle="0" style:rotation-align="none" style:shrink-to-fit="false" fo:border-top="0.74pt solid #d9d9e3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d9d9e3" style:diagonal-bl-tr="none" style:diagonal-tl-br="none" style:text-align-source="fix" style:repeat-content="false" fo:wrap-option="no-wrap" fo:border-left="0.74pt solid #d9d9e3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d9d9e3" style:diagonal-bl-tr="none" style:diagonal-tl-br="none" style:text-align-source="fix" style:repeat-content="false" fo:wrap-option="no-wrap" fo:border-left="0.74pt solid #d9d9e3" style:direction="ltr" fo:border-right="0.74pt solid #d9d9e3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mps de génération (secondes)</text:p>
          </table:table-cell>
          <table:table-cell table:style-name="ce1" office:value-type="string" calcext:value-type="string">
            <text:p>Temps de résolution (secondes)</text:p>
          </table:table-cell>
          <table:table-cell table:style-name="ce4" office:value-type="string" calcext:value-type="string">
            <text:p>main Temps de génération (secondes)</text:p>
          </table:table-cell>
          <table:table-cell table:style-name="ce4" office:value-type="string" calcext:value-type="string">
            <text:p>main Temps de résolution (secondes)</text:p>
          </table:table-cell>
          <table:table-cell table:style-name="ce6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ce2" office:value-type="float" office:value="0.0364428419998148" calcext:value-type="float">
            <text:p>0.036442841999815</text:p>
          </table:table-cell>
          <table:table-cell table:style-name="ce2" office:value-type="float" office:value="0.00628760000108741" calcext:value-type="float">
            <text:p>0.006287600001087</text:p>
          </table:table-cell>
          <table:table-cell table:style-name="ce2" office:value-type="float" office:value="0.0369758289998571" calcext:value-type="float">
            <text:p>0.036975828999857</text:p>
          </table:table-cell>
          <table:table-cell table:style-name="ce2" office:value-type="float" office:value="0.000398172998757218" calcext:value-type="float">
            <text:p>0.000398172998757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0.0753828130000329" calcext:value-type="float">
            <text:p>0.075382813000033</text:p>
          </table:table-cell>
          <table:table-cell table:style-name="ce2" office:value-type="float" office:value="0.230172252000556" calcext:value-type="float">
            <text:p>0.230172252000556</text:p>
          </table:table-cell>
          <table:table-cell table:style-name="ce2" office:value-type="float" office:value="0.0723308010001346" calcext:value-type="float">
            <text:p>0.072330801000135</text:p>
          </table:table-cell>
          <table:table-cell table:style-name="ce2" office:value-type="float" office:value="0.00038366000080714" calcext:value-type="float">
            <text:p>0.000383660000807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" office:value-type="float" office:value="0.10875500000111" calcext:value-type="float">
            <text:p>0.10875500000111</text:p>
            <draw:frame table:end-cell-address="'Feuille 1'.C21" table:end-x="49.58pt" table:end-y="13.46pt" draw:z-index="0" draw:name="Chart 1" draw:style-name="gr1" draw:text-style-name="P1" svg:width="317.96pt" svg:height="278.22pt" svg:x="14.26pt" svg:y="3pt">
              <draw:object draw:notify-on-update-of-ranges="'Feuille 1'.E3:'Feuille 1'.E31 'Feuille 1'.A3:'Feuille 1'.A31 'Feuille 1'.C3:'Feuille 1'.C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office:value-type="float" office:value="0.51919289000034" calcext:value-type="float">
            <text:p>0.51919289000034</text:p>
          </table:table-cell>
          <table:table-cell table:style-name="ce2" office:value-type="float" office:value="0.107879081000646" calcext:value-type="float">
            <text:p>0.107879081000646</text:p>
            <draw:frame table:end-cell-address="'Feuille 1'.D21" table:end-x="151.77pt" table:end-y="13.46pt" draw:z-index="1" draw:name="Chart 2" draw:style-name="gr1" draw:text-style-name="P1" svg:width="298.46pt" svg:height="278.22pt" svg:x="35.26pt" svg:y="3pt">
              <draw:object draw:notify-on-update-of-ranges="'Feuille 1'.E3:'Feuille 1'.E31 'Feuille 1'.B3:'Feuille 1'.B3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" office:value-type="float" office:value="0.000377596999896923" calcext:value-type="float">
            <text:p>0.000377596999897</text:p>
            <draw:frame table:end-cell-address="'Feuille 1'.H21" table:end-x="8.53pt" table:end-y="13.46pt" draw:z-index="2" draw:name="Chart 3" draw:style-name="gr1" draw:text-style-name="P1" svg:width="298.46pt" svg:height="278.22pt" svg:x="145.5pt" svg:y="3pt">
              <draw:object draw:notify-on-update-of-ranges="'Feuille 1'.E3:'Feuille 1'.E31 'Feuille 1'.D3:'Feuille 1'.D3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7"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table:style-name="ce2" office:value-type="float" office:value="0.143269468000653" calcext:value-type="float">
            <text:p>0.143269468000653</text:p>
          </table:table-cell>
          <table:table-cell table:style-name="ce2" office:value-type="float" office:value="0.699477222000496" calcext:value-type="float">
            <text:p>0.699477222000496</text:p>
          </table:table-cell>
          <table:table-cell table:style-name="ce2" office:value-type="float" office:value="0.142638530000112" calcext:value-type="float">
            <text:p>0.142638530000112</text:p>
          </table:table-cell>
          <table:table-cell table:style-name="ce2" office:value-type="float" office:value="0.000387235999369295" calcext:value-type="float">
            <text:p>0.000387235999369</text:p>
          </table:table-cell>
          <table:table-cell table:style-name="ce7"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" office:value-type="float" office:value="0.17880304999926" calcext:value-type="float">
            <text:p>0.17880304999926</text:p>
          </table:table-cell>
          <table:table-cell table:style-name="ce2" office:value-type="float" office:value="0.0256415980002202" calcext:value-type="float">
            <text:p>0.02564159800022</text:p>
          </table:table-cell>
          <table:table-cell table:style-name="ce2" office:value-type="float" office:value="0.17970081599924" calcext:value-type="float">
            <text:p>0.17970081599924</text:p>
          </table:table-cell>
          <table:table-cell table:style-name="ce2" office:value-type="float" office:value="0.000389724000342539" calcext:value-type="float">
            <text:p>0.000389724000343</text:p>
          </table:table-cell>
          <table:table-cell table:style-name="ce7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2" office:value-type="float" office:value="0.214705865999349" calcext:value-type="float">
            <text:p>0.214705865999349</text:p>
          </table:table-cell>
          <table:table-cell table:style-name="ce2" office:value-type="float" office:value="0.109622614001636" calcext:value-type="float">
            <text:p>0.109622614001636</text:p>
          </table:table-cell>
          <table:table-cell table:style-name="ce2" office:value-type="float" office:value="0.213454771999749" calcext:value-type="float">
            <text:p>0.213454771999749</text:p>
          </table:table-cell>
          <table:table-cell table:style-name="ce2" office:value-type="float" office:value="0.000381329000447294" calcext:value-type="float">
            <text:p>0.000381329000447</text:p>
          </table:table-cell>
          <table:table-cell table:style-name="ce7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table:style-name="ce2" office:value-type="float" office:value="0.248478253999564" calcext:value-type="float">
            <text:p>0.248478253999564</text:p>
          </table:table-cell>
          <table:table-cell table:style-name="ce2" office:value-type="float" office:value="2.6955118349997" calcext:value-type="float">
            <text:p>2.6955118349997</text:p>
          </table:table-cell>
          <table:table-cell table:style-name="ce2" office:value-type="float" office:value="0.253474195000308" calcext:value-type="float">
            <text:p>0.253474195000308</text:p>
          </table:table-cell>
          <table:table-cell table:style-name="ce2" office:value-type="float" office:value="0.000420491000113543" calcext:value-type="float">
            <text:p>0.000420491000114</text:p>
          </table:table-cell>
          <table:table-cell table:style-name="ce7"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table:style-name="ce2" office:value-type="float" office:value="0.282504742999663" calcext:value-type="float">
            <text:p>0.282504742999663</text:p>
          </table:table-cell>
          <table:table-cell table:style-name="ce2" office:value-type="float" office:value="1.07607732399992" calcext:value-type="float">
            <text:p>1.07607732399992</text:p>
          </table:table-cell>
          <table:table-cell table:style-name="ce2" office:value-type="float" office:value="0.286389619999681" calcext:value-type="float">
            <text:p>0.286389619999681</text:p>
          </table:table-cell>
          <table:table-cell table:style-name="ce2" office:value-type="float" office:value="0.000383450998924672" calcext:value-type="float">
            <text:p>0.000383450998925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style-name="ce2" office:value-type="float" office:value="0.321768224999686" calcext:value-type="float">
            <text:p>0.321768224999686</text:p>
          </table:table-cell>
          <table:table-cell table:style-name="ce2" office:value-type="float" office:value="3.50618999700054" calcext:value-type="float">
            <text:p>3.50618999700054</text:p>
          </table:table-cell>
          <table:table-cell table:style-name="ce2" office:value-type="float" office:value="0.319932374999552" calcext:value-type="float">
            <text:p>0.319932374999552</text:p>
          </table:table-cell>
          <table:table-cell table:style-name="ce2" office:value-type="float" office:value="0.000383035998311243" calcext:value-type="float">
            <text:p>0.000383035998311</text:p>
          </table:table-cell>
          <table:table-cell table:style-name="ce7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table:style-name="ce2" office:value-type="float" office:value="0.354260079000596" calcext:value-type="float">
            <text:p>0.354260079000596</text:p>
          </table:table-cell>
          <table:table-cell table:style-name="ce2" office:value-type="float" office:value="5.84132095699897" calcext:value-type="float">
            <text:p>5.84132095699897</text:p>
          </table:table-cell>
          <table:table-cell table:style-name="ce2" office:value-type="float" office:value="0.354320202999588" calcext:value-type="float">
            <text:p>0.354320202999588</text:p>
          </table:table-cell>
          <table:table-cell table:style-name="ce2" office:value-type="float" office:value="0.000383137999961036" calcext:value-type="float">
            <text:p>0.000383137999961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style-name="ce2" office:value-type="float" office:value="0.388651104998643" calcext:value-type="float">
            <text:p>0.388651104998643</text:p>
          </table:table-cell>
          <table:table-cell table:style-name="ce2" office:value-type="float" office:value="8.85596478200022" calcext:value-type="float">
            <text:p>8.85596478200022</text:p>
          </table:table-cell>
          <table:table-cell table:style-name="ce2" office:value-type="float" office:value="0.389942085999791" calcext:value-type="float">
            <text:p>0.389942085999791</text:p>
          </table:table-cell>
          <table:table-cell table:style-name="ce2" office:value-type="float" office:value="0.0003953260002163" calcext:value-type="float">
            <text:p>0.000395326000216</text:p>
          </table:table-cell>
          <table:table-cell table:style-name="ce7"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table:style-name="ce3" office:value-type="float" office:value="0.421169776000169" calcext:value-type="float">
            <text:p>0.421169776000169</text:p>
          </table:table-cell>
          <table:table-cell table:style-name="ce3" office:value-type="float" office:value="0.534230047000164" calcext:value-type="float">
            <text:p>0.534230047000164</text:p>
          </table:table-cell>
          <table:table-cell table:style-name="ce5" office:value-type="float" office:value="0.430212320001373" calcext:value-type="float">
            <text:p>0.430212320001373</text:p>
          </table:table-cell>
          <table:table-cell table:style-name="ce5" office:value-type="float" office:value="0.000396718000047258" calcext:value-type="float">
            <text:p>0.000396718000047</text:p>
          </table:table-cell>
          <table:table-cell table:style-name="ce7"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table:style-name="ce3" office:value-type="float" office:value="0.460256115000447" calcext:value-type="float">
            <text:p>0.460256115000447</text:p>
          </table:table-cell>
          <table:table-cell table:style-name="ce3" office:value-type="float" office:value="4.63637009699959" calcext:value-type="float">
            <text:p>4.63637009699959</text:p>
          </table:table-cell>
          <table:table-cell table:style-name="ce5" office:value-type="float" office:value="0.457540582001456" calcext:value-type="float">
            <text:p>0.457540582001456</text:p>
          </table:table-cell>
          <table:table-cell table:style-name="ce5" office:value-type="float" office:value="0.000381809999453253" calcext:value-type="float">
            <text:p>0.000381809999453</text:p>
          </table:table-cell>
          <table:table-cell table:style-name="ce7"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table:style-name="ce3" office:value-type="float" office:value="0.489681894001478" calcext:value-type="float">
            <text:p>0.489681894001478</text:p>
          </table:table-cell>
          <table:table-cell table:style-name="ce3" office:value-type="float" office:value="9.40097480999975" calcext:value-type="float">
            <text:p>9.40097480999975</text:p>
          </table:table-cell>
          <table:table-cell table:style-name="ce5" office:value-type="float" office:value="0.503166626000165" calcext:value-type="float">
            <text:p>0.503166626000165</text:p>
          </table:table-cell>
          <table:table-cell table:style-name="ce5" office:value-type="float" office:value="0.000382489000912755" calcext:value-type="float">
            <text:p>0.000382489000913</text:p>
          </table:table-cell>
          <table:table-cell table:style-name="ce7" office:value-type="float" office:value="1400" calcext:value-type="float">
            <text:p>1400</text:p>
          </table:table-cell>
          <table:table-cell table:number-columns-repeated="1019"/>
        </table:table-row>
        <table:table-row table:style-name="ro1">
          <table:table-cell table:style-name="ce3" office:value-type="float" office:value="0.532327826000255" calcext:value-type="float">
            <text:p>0.532327826000255</text:p>
          </table:table-cell>
          <table:table-cell table:style-name="ce3" office:value-type="float" office:value="0.395734786001412" calcext:value-type="float">
            <text:p>0.395734786001412</text:p>
          </table:table-cell>
          <table:table-cell table:style-name="ce5" office:value-type="float" office:value="0.527269514999716" calcext:value-type="float">
            <text:p>0.527269514999716</text:p>
          </table:table-cell>
          <table:table-cell table:style-name="ce5" office:value-type="float" office:value="0.000381602001652936" calcext:value-type="float">
            <text:p>0.000381602001653</text:p>
          </table:table-cell>
          <table:table-cell table:style-name="ce7"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table:style-name="ce3" office:value-type="float" office:value="0.563438473000132" calcext:value-type="float">
            <text:p>0.563438473000132</text:p>
          </table:table-cell>
          <table:table-cell table:style-name="ce3" office:value-type="float" office:value="3.45156575200053" calcext:value-type="float">
            <text:p>3.45156575200053</text:p>
          </table:table-cell>
          <table:table-cell table:style-name="ce5" office:value-type="float" office:value="0.56152461199963" calcext:value-type="float">
            <text:p>0.56152461199963</text:p>
          </table:table-cell>
          <table:table-cell table:style-name="ce5" office:value-type="float" office:value="0.00038049199974921" calcext:value-type="float">
            <text:p>0.000380491999749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1019"/>
        </table:table-row>
        <table:table-row table:style-name="ro1">
          <table:table-cell table:style-name="ce3" office:value-type="float" office:value="0.596804105000046" calcext:value-type="float">
            <text:p>0.596804105000046</text:p>
          </table:table-cell>
          <table:table-cell table:style-name="ce3" office:value-type="float" office:value="9.23596879399883" calcext:value-type="float">
            <text:p>9.23596879399883</text:p>
          </table:table-cell>
          <table:table-cell table:style-name="ce5" office:value-type="float" office:value="0.601439580001169" calcext:value-type="float">
            <text:p>0.601439580001169</text:p>
          </table:table-cell>
          <table:table-cell table:style-name="ce5" office:value-type="float" office:value="0.000381444000595365" calcext:value-type="float">
            <text:p>0.000381444000595</text:p>
          </table:table-cell>
          <table:table-cell table:style-name="ce7" office:value-type="float" office:value="1700" calcext:value-type="float">
            <text:p>1700</text:p>
          </table:table-cell>
          <table:table-cell table:number-columns-repeated="1019"/>
        </table:table-row>
        <table:table-row table:style-name="ro1">
          <table:table-cell table:style-name="ce3" office:value-type="float" office:value="0.631537642999319" calcext:value-type="float">
            <text:p>0.631537642999319</text:p>
          </table:table-cell>
          <table:table-cell table:style-name="ce3" office:value-type="float" office:value="4.28021048000118" calcext:value-type="float">
            <text:p>4.28021048000118</text:p>
          </table:table-cell>
          <table:table-cell table:style-name="ce5" office:value-type="float" office:value="0.630660111000906" calcext:value-type="float">
            <text:p>0.630660111000906</text:p>
          </table:table-cell>
          <table:table-cell table:style-name="ce5" office:value-type="float" office:value="0.000380013001631596" calcext:value-type="float">
            <text:p>0.000380013001632</text:p>
          </table:table-cell>
          <table:table-cell table:style-name="ce7" office:value-type="float" office:value="1800" calcext:value-type="float">
            <text:p>1800</text:p>
          </table:table-cell>
          <table:table-cell table:number-columns-repeated="1019"/>
        </table:table-row>
        <table:table-row table:style-name="ro1">
          <table:table-cell table:style-name="ce3" office:value-type="float" office:value="0.672766252999281" calcext:value-type="float">
            <text:p>0.672766252999281</text:p>
          </table:table-cell>
          <table:table-cell table:style-name="ce3" office:value-type="float" office:value="18.8732715919995" calcext:value-type="float">
            <text:p>18.8732715919995</text:p>
          </table:table-cell>
          <table:table-cell table:style-name="ce5" office:value-type="float" office:value="0.670964584998728" calcext:value-type="float">
            <text:p>0.670964584998728</text:p>
          </table:table-cell>
          <table:table-cell table:style-name="ce5" office:value-type="float" office:value="0.000385358000130509" calcext:value-type="float">
            <text:p>0.000385358000131</text:p>
          </table:table-cell>
          <table:table-cell table:style-name="ce7" office:value-type="float" office:value="1900" calcext:value-type="float">
            <text:p>1900</text:p>
          </table:table-cell>
          <table:table-cell table:number-columns-repeated="1019"/>
        </table:table-row>
        <table:table-row table:style-name="ro1">
          <table:table-cell table:style-name="ce3" office:value-type="float" office:value="0.706786839000415" calcext:value-type="float">
            <text:p>0.706786839000415</text:p>
          </table:table-cell>
          <table:table-cell table:style-name="ce3" office:value-type="float" office:value="34.0868686089997" calcext:value-type="float">
            <text:p>34.0868686089997</text:p>
          </table:table-cell>
          <table:table-cell table:style-name="ce5" office:value-type="float" office:value="0.70439269200142" calcext:value-type="float">
            <text:p>0.70439269200142</text:p>
          </table:table-cell>
          <table:table-cell table:style-name="ce5" office:value-type="float" office:value="0.000386869000067235" calcext:value-type="float">
            <text:p>0.000386869000067</text:p>
          </table:table-cell>
          <table:table-cell table:style-name="ce7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table:style-name="ce3" office:value-type="float" office:value="0.805891856000016" calcext:value-type="float">
            <text:p>0.805891856000016</text:p>
          </table:table-cell>
          <table:table-cell table:style-name="ce3" office:value-type="float" office:value="22.2912274690006" calcext:value-type="float">
            <text:p>22.2912274690006</text:p>
          </table:table-cell>
          <table:table-cell table:style-name="ce5" office:value-type="float" office:value="0.742212976998416" calcext:value-type="float">
            <text:p>0.742212976998416</text:p>
          </table:table-cell>
          <table:table-cell table:style-name="ce5" office:value-type="float" office:value="0.000381967000066651" calcext:value-type="float">
            <text:p>0.000381967000067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9"/>
        </table:table-row>
        <table:table-row table:style-name="ro1">
          <table:table-cell table:style-name="ce3" office:value-type="float" office:value="0.811794160001227" calcext:value-type="float">
            <text:p>0.811794160001227</text:p>
          </table:table-cell>
          <table:table-cell table:style-name="ce3" office:value-type="float" office:value="6.73160653900049" calcext:value-type="float">
            <text:p>6.73160653900049</text:p>
          </table:table-cell>
          <table:table-cell table:style-name="ce5" office:value-type="float" office:value="0.769890831001248" calcext:value-type="float">
            <text:p>0.769890831001248</text:p>
          </table:table-cell>
          <table:table-cell table:style-name="ce5" office:value-type="float" office:value="0.000378603001081501" calcext:value-type="float">
            <text:p>0.000378603001082</text:p>
          </table:table-cell>
          <table:table-cell table:style-name="ce7" office:value-type="float" office:value="2200" calcext:value-type="float">
            <text:p>2200</text:p>
          </table:table-cell>
          <table:table-cell table:number-columns-repeated="1019"/>
        </table:table-row>
        <table:table-row table:style-name="ro1">
          <table:table-cell table:style-name="ce3" office:value-type="float" office:value="0.877386732998275" calcext:value-type="float">
            <text:p>0.877386732998275</text:p>
          </table:table-cell>
          <table:table-cell table:style-name="ce3" office:value-type="float" office:value="2.27271758699862" calcext:value-type="float">
            <text:p>2.27271758699862</text:p>
          </table:table-cell>
          <table:table-cell table:style-name="ce5" office:value-type="float" office:value="0.806533414999648" calcext:value-type="float">
            <text:p>0.806533414999648</text:p>
          </table:table-cell>
          <table:table-cell table:style-name="ce5" office:value-type="float" office:value="0.000381543000912643" calcext:value-type="float">
            <text:p>0.000381543000913</text:p>
          </table:table-cell>
          <table:table-cell table:style-name="ce7" office:value-type="float" office:value="2300" calcext:value-type="float">
            <text:p>2300</text:p>
          </table:table-cell>
          <table:table-cell table:number-columns-repeated="1019"/>
        </table:table-row>
        <table:table-row table:style-name="ro1">
          <table:table-cell table:style-name="ce3" office:value-type="float" office:value="0.894764058000873" calcext:value-type="float">
            <text:p>0.894764058000873</text:p>
          </table:table-cell>
          <table:table-cell table:style-name="ce3" office:value-type="float" office:value="11.5888103730012" calcext:value-type="float">
            <text:p>11.5888103730012</text:p>
          </table:table-cell>
          <table:table-cell table:style-name="ce5" office:value-type="float" office:value="0.854410332998668" calcext:value-type="float">
            <text:p>0.854410332998668</text:p>
          </table:table-cell>
          <table:table-cell table:style-name="ce5" office:value-type="float" office:value="0.000389411001378903" calcext:value-type="float">
            <text:p>0.000389411001379</text:p>
          </table:table-cell>
          <table:table-cell table:style-name="ce7"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table:style-name="ce3" office:value-type="float" office:value="0.940148138999575" calcext:value-type="float">
            <text:p>0.940148138999575</text:p>
          </table:table-cell>
          <table:table-cell table:style-name="ce3" office:value-type="float" office:value="43.5219276490006" calcext:value-type="float">
            <text:p>43.5219276490006</text:p>
          </table:table-cell>
          <table:table-cell table:style-name="ce5" office:value-type="float" office:value="0.875400853001338" calcext:value-type="float">
            <text:p>0.875400853001338</text:p>
          </table:table-cell>
          <table:table-cell table:style-name="ce5" office:value-type="float" office:value="0.000384417000532266" calcext:value-type="float">
            <text:p>0.000384417000532</text:p>
          </table:table-cell>
          <table:table-cell table:style-name="ce7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style-name="ce3" office:value-type="float" office:value="0.981505707999531" calcext:value-type="float">
            <text:p>0.981505707999531</text:p>
          </table:table-cell>
          <table:table-cell table:style-name="ce3" office:value-type="float" office:value="49.6986106130007" calcext:value-type="float">
            <text:p>49.6986106130007</text:p>
          </table:table-cell>
          <table:table-cell table:style-name="ce5" office:value-type="float" office:value="0.923661108001397" calcext:value-type="float">
            <text:p>0.923661108001397</text:p>
          </table:table-cell>
          <table:table-cell table:style-name="ce5" office:value-type="float" office:value="0.000397797999539761" calcext:value-type="float">
            <text:p>0.00039779799954</text:p>
          </table:table-cell>
          <table:table-cell table:style-name="ce7" office:value-type="float" office:value="2600" calcext:value-type="float">
            <text:p>2600</text:p>
          </table:table-cell>
          <table:table-cell table:number-columns-repeated="1019"/>
        </table:table-row>
        <table:table-row table:style-name="ro1">
          <table:table-cell table:style-name="ce3" office:value-type="float" office:value="1.02054455300094" calcext:value-type="float">
            <text:p>1.02054455300094</text:p>
          </table:table-cell>
          <table:table-cell table:style-name="ce3" office:value-type="float" office:value="44.7451771989999" calcext:value-type="float">
            <text:p>44.7451771989999</text:p>
          </table:table-cell>
          <table:table-cell table:style-name="ce5" office:value-type="float" office:value="0.95365220900021" calcext:value-type="float">
            <text:p>0.95365220900021</text:p>
          </table:table-cell>
          <table:table-cell table:style-name="ce5" office:value-type="float" office:value="0.000404537000576965" calcext:value-type="float">
            <text:p>0.000404537000577</text:p>
          </table:table-cell>
          <table:table-cell table:style-name="ce7" office:value-type="float" office:value="2700" calcext:value-type="float">
            <text:p>2700</text:p>
          </table:table-cell>
          <table:table-cell table:number-columns-repeated="1019"/>
        </table:table-row>
        <table:table-row table:style-name="ro1">
          <table:table-cell table:style-name="ce3" office:value-type="float" office:value="1.04507471999932" calcext:value-type="float">
            <text:p>1.04507471999932</text:p>
          </table:table-cell>
          <table:table-cell table:style-name="ce3" office:value-type="float" office:value="48.8811305430008" calcext:value-type="float">
            <text:p>48.8811305430008</text:p>
          </table:table-cell>
          <table:table-cell table:style-name="ce5" office:value-type="float" office:value="0.984333115000481" calcext:value-type="float">
            <text:p>0.984333115000481</text:p>
          </table:table-cell>
          <table:table-cell table:style-name="ce5" office:value-type="float" office:value="0.000380113000574056" calcext:value-type="float">
            <text:p>0.000380113000574</text:p>
          </table:table-cell>
          <table:table-cell table:style-name="ce7" office:value-type="float" office:value="2800" calcext:value-type="float">
            <text:p>2800</text:p>
          </table:table-cell>
          <table:table-cell table:number-columns-repeated="1019"/>
        </table:table-row>
        <table:table-row table:style-name="ro1">
          <table:table-cell table:style-name="ce3" office:value-type="float" office:value="1.07917802799966" calcext:value-type="float">
            <text:p>1.07917802799966</text:p>
          </table:table-cell>
          <table:table-cell table:style-name="ce3" office:value-type="float" office:value="16.7694765880005" calcext:value-type="float">
            <text:p>16.7694765880005</text:p>
          </table:table-cell>
          <table:table-cell table:style-name="ce5" office:value-type="float" office:value="1.01330128699919" calcext:value-type="float">
            <text:p>1.01330128699919</text:p>
          </table:table-cell>
          <table:table-cell table:style-name="ce5" office:value-type="float" office:value="0.000380867999410838" calcext:value-type="float">
            <text:p>0.000380867999411</text:p>
          </table:table-cell>
          <table:table-cell table:style-name="ce7" office:value-type="float" office:value="2900" calcext:value-type="float">
            <text:p>2900</text:p>
          </table:table-cell>
          <table:table-cell table:number-columns-repeated="1019"/>
        </table:table-row>
        <table:table-row table:style-name="ro1">
          <table:table-cell table:style-name="ce3" office:value-type="float" office:value="1.12117450200094" calcext:value-type="float">
            <text:p>1.12117450200094</text:p>
          </table:table-cell>
          <table:table-cell table:style-name="ce3" office:value-type="float" office:value="3.29751242900056" calcext:value-type="float">
            <text:p>3.29751242900056</text:p>
          </table:table-cell>
          <table:table-cell table:style-name="ce5" office:value-type="float" office:value="1.05003560399927" calcext:value-type="float">
            <text:p>1.05003560399927</text:p>
          </table:table-cell>
          <table:table-cell table:style-name="ce5" office:value-type="float" office:value="0.000381742998797562" calcext:value-type="float">
            <text:p>0.000381742998798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218cm" svg:height="9.816cm" xlink:href=".." xlink:type="simple" chart:class="chart:line" chart:style-name="ch1">
        <chart:legend chart:legend-position="end" svg:x="7.625cm" svg:y="4.36cm" style:legend-expansion="high" chart:style-name="ch2"/>
        <chart:plot-area chart:style-name="ch3" table:cell-range-address="'Feuille 1'.E3:'Feuille 1'.E31 'Feuille 1'.A3:'Feuille 1'.A31 'Feuille 1'.C3:'Feuille 1'.C31" chart:data-source-has-labels="both" svg:x="1.284cm" svg:y="0.196cm" svg:width="6.117cm" svg:height="9.424cm">
          <chartooo:coordinate-region svg:x="1.861cm" svg:y="0.196cm" svg:width="5.54cm" svg:height="8.32cm"/>
          <chart:axis chart:dimension="x" chart:name="primary-x" chart:style-name="ch4" chartooo:axis-type="text">
            <chart:categories table:cell-range-address="'Feuille 1'.E3:'Feuille 1'.E31"/>
          </chart:axis>
          <chart:axis chart:dimension="y" chart:name="primary-y" chart:style-name="ch5">
            <chart:title svg:x="0.451cm" svg:y="5.065cm" chart:style-name="ch6">
              <text:p>n</text:p>
            </chart:title>
            <chart:grid chart:style-name="ch7" chart:class="major"/>
          </chart:axis>
          <chart:series chart:style-name="ch8" chart:values-cell-range-address="'Feuille 1'.A3:'Feuille 1'.A31" loext:label-string="&quot;fichier modifier&quot;" chart:class="chart:line">
            <chart:data-point chart:repeated="29"/>
          </chart:series>
          <chart:series chart:style-name="ch9" chart:values-cell-range-address="'Feuille 1'.C3:'Feuille 1'.C31" loext:label-string="&quot;normal&quot;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chier modifier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'Feuille 1'.E3:'Feuille 1'.E31</svg:desc>
                </draw:g>
              </table:table-cell>
              <table:table-cell office:value-type="float" office:value="0.0753828130000329">
                <text:p>0.0753828130000329</text:p>
                <draw:g>
                  <svg:desc>'Feuille 1'.A3:'Feuille 1'.A31</svg:desc>
                </draw:g>
              </table:table-cell>
              <table:table-cell office:value-type="float" office:value="0.0723308010001346">
                <text:p>0.0723308010001346</text:p>
                <draw:g>
                  <svg:desc>'Feuille 1'.C3:'Feuille 1'.C31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0875500000111">
                <text:p>0.10875500000111</text:p>
              </table:table-cell>
              <table:table-cell office:value-type="float" office:value="0.107879081000646">
                <text:p>0.1078790810006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43269468000653">
                <text:p>0.143269468000653</text:p>
              </table:table-cell>
              <table:table-cell office:value-type="float" office:value="0.142638530000112">
                <text:p>0.14263853000011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880304999926">
                <text:p>0.17880304999926</text:p>
              </table:table-cell>
              <table:table-cell office:value-type="float" office:value="0.17970081599924">
                <text:p>0.1797008159992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14705865999349">
                <text:p>0.214705865999349</text:p>
              </table:table-cell>
              <table:table-cell office:value-type="float" office:value="0.213454771999749">
                <text:p>0.21345477199974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48478253999564">
                <text:p>0.248478253999564</text:p>
              </table:table-cell>
              <table:table-cell office:value-type="float" office:value="0.253474195000308">
                <text:p>0.2534741950003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82504742999663">
                <text:p>0.282504742999663</text:p>
              </table:table-cell>
              <table:table-cell office:value-type="float" office:value="0.286389619999681">
                <text:p>0.28638961999968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21768224999686">
                <text:p>0.321768224999686</text:p>
              </table:table-cell>
              <table:table-cell office:value-type="float" office:value="0.319932374999552">
                <text:p>0.3199323749995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54260079000596">
                <text:p>0.354260079000596</text:p>
              </table:table-cell>
              <table:table-cell office:value-type="float" office:value="0.354320202999588">
                <text:p>0.35432020299958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388651104998643">
                <text:p>0.388651104998643</text:p>
              </table:table-cell>
              <table:table-cell office:value-type="float" office:value="0.389942085999791">
                <text:p>0.38994208599979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21169776000169">
                <text:p>0.421169776000169</text:p>
              </table:table-cell>
              <table:table-cell office:value-type="float" office:value="0.430212320001373">
                <text:p>0.43021232000137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60256115000447">
                <text:p>0.460256115000447</text:p>
              </table:table-cell>
              <table:table-cell office:value-type="float" office:value="0.457540582001456">
                <text:p>0.45754058200145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89681894001478">
                <text:p>0.489681894001478</text:p>
              </table:table-cell>
              <table:table-cell office:value-type="float" office:value="0.503166626000165">
                <text:p>0.50316662600016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32327826000255">
                <text:p>0.532327826000255</text:p>
              </table:table-cell>
              <table:table-cell office:value-type="float" office:value="0.527269514999716">
                <text:p>0.52726951499971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563438473000132">
                <text:p>0.563438473000132</text:p>
              </table:table-cell>
              <table:table-cell office:value-type="float" office:value="0.56152461199963">
                <text:p>0.5615246119996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596804105000046">
                <text:p>0.596804105000046</text:p>
              </table:table-cell>
              <table:table-cell office:value-type="float" office:value="0.601439580001169">
                <text:p>0.60143958000116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631537642999319">
                <text:p>0.631537642999319</text:p>
              </table:table-cell>
              <table:table-cell office:value-type="float" office:value="0.630660111000906">
                <text:p>0.63066011100090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672766252999281">
                <text:p>0.672766252999281</text:p>
              </table:table-cell>
              <table:table-cell office:value-type="float" office:value="0.670964584998728">
                <text:p>0.67096458499872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06786839000415">
                <text:p>0.706786839000415</text:p>
              </table:table-cell>
              <table:table-cell office:value-type="float" office:value="0.70439269200142">
                <text:p>0.7043926920014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805891856000016">
                <text:p>0.805891856000016</text:p>
              </table:table-cell>
              <table:table-cell office:value-type="float" office:value="0.742212976998416">
                <text:p>0.74221297699841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811794160001227">
                <text:p>0.811794160001227</text:p>
              </table:table-cell>
              <table:table-cell office:value-type="float" office:value="0.769890831001248">
                <text:p>0.76989083100124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877386732998275">
                <text:p>0.877386732998275</text:p>
              </table:table-cell>
              <table:table-cell office:value-type="float" office:value="0.806533414999648">
                <text:p>0.80653341499964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894764058000873">
                <text:p>0.894764058000873</text:p>
              </table:table-cell>
              <table:table-cell office:value-type="float" office:value="0.854410332998668">
                <text:p>0.85441033299866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940148138999575">
                <text:p>0.940148138999575</text:p>
              </table:table-cell>
              <table:table-cell office:value-type="float" office:value="0.875400853001338">
                <text:p>0.87540085300133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981505707999531">
                <text:p>0.981505707999531</text:p>
              </table:table-cell>
              <table:table-cell office:value-type="float" office:value="0.923661108001397">
                <text:p>0.92366110800139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02054455300094">
                <text:p>1.02054455300094</text:p>
              </table:table-cell>
              <table:table-cell office:value-type="float" office:value="0.95365220900021">
                <text:p>0.9536522090002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.04507471999932">
                <text:p>1.04507471999932</text:p>
              </table:table-cell>
              <table:table-cell office:value-type="float" office:value="0.984333115000481">
                <text:p>0.98433311500048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.07917802799966">
                <text:p>1.07917802799966</text:p>
              </table:table-cell>
              <table:table-cell office:value-type="float" office:value="1.01330128699919">
                <text:p>1.0133012869991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12117450200094">
                <text:p>1.12117450200094</text:p>
              </table:table-cell>
              <table:table-cell office:value-type="float" office:value="1.05003560399927">
                <text:p>1.05003560399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53cm" svg:height="9.816cm" xlink:href=".." xlink:type="simple" chart:class="chart:line" chart:style-name="ch1">
        <chart:legend chart:legend-position="end" svg:x="6.937cm" svg:y="4.609cm" style:legend-expansion="high" chart:style-name="ch2"/>
        <chart:plot-area chart:style-name="ch3" table:cell-range-address="'Feuille 1'.E3:'Feuille 1'.E31 'Feuille 1'.B3:'Feuille 1'.B31" chart:data-source-has-labels="both" svg:x="1.27cm" svg:y="0.196cm" svg:width="5.457cm" svg:height="9.424cm">
          <chartooo:coordinate-region svg:x="1.741cm" svg:y="0.196cm" svg:width="4.781cm" svg:height="8.321cm"/>
          <chart:axis chart:dimension="x" chart:name="primary-x" chart:style-name="ch4" chartooo:axis-type="text">
            <chart:categories table:cell-range-address="'Feuille 1'.E3:'Feuille 1'.E31"/>
          </chart:axis>
          <chart:axis chart:dimension="y" chart:name="primary-y" chart:style-name="ch5">
            <chart:title svg:x="0.451cm" svg:y="7.486cm" chart:style-name="ch6">
              <text:p>Temps de génération (secondes)</text:p>
            </chart:title>
            <chart:grid chart:style-name="ch7" chart:class="major"/>
          </chart:axis>
          <chart:series chart:style-name="ch8" chart:values-cell-range-address="'Feuille 1'.B3:'Feuille 1'.B31" loext:label-string="&quot;fichier modifier&quot;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chier modifi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'Feuille 1'.E3:'Feuille 1'.E31</svg:desc>
                </draw:g>
              </table:table-cell>
              <table:table-cell office:value-type="float" office:value="0.230172252000556">
                <text:p>0.230172252000556</text:p>
                <draw:g>
                  <svg:desc>'Feuille 1'.B3:'Feuille 1'.B31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1919289000034">
                <text:p>0.519192890000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99477222000496">
                <text:p>0.6994772220004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256415980002202">
                <text:p>0.025641598000220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09622614001636">
                <text:p>0.1096226140016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6955118349997">
                <text:p>2.69551183499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07607732399992">
                <text:p>1.0760773239999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.50618999700054">
                <text:p>3.506189997000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84132095699897">
                <text:p>5.8413209569989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.85596478200022">
                <text:p>8.8559647820002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534230047000164">
                <text:p>0.53423004700016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.63637009699959">
                <text:p>4.6363700969995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.40097480999975">
                <text:p>9.4009748099997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95734786001412">
                <text:p>0.39573478600141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.45156575200053">
                <text:p>3.4515657520005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9.23596879399883">
                <text:p>9.2359687939988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.28021048000118">
                <text:p>4.2802104800011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.8732715919995">
                <text:p>18.87327159199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.0868686089997">
                <text:p>34.086868608999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2.2912274690006">
                <text:p>22.291227469000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6.73160653900049">
                <text:p>6.7316065390004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.27271758699862">
                <text:p>2.2727175869986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1.5888103730012">
                <text:p>11.588810373001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3.5219276490006">
                <text:p>43.521927649000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9.6986106130007">
                <text:p>49.698610613000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44.7451771989999">
                <text:p>44.74517719899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48.8811305430008">
                <text:p>48.881130543000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6.7694765880005">
                <text:p>16.76947658800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.29751242900056">
                <text:p>3.29751242900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53cm" svg:height="9.816cm" xlink:href=".." xlink:type="simple" chart:class="chart:line" chart:style-name="ch1">
        <chart:legend chart:legend-position="end" svg:x="6.937cm" svg:y="4.609cm" style:legend-expansion="high" chart:style-name="ch2"/>
        <chart:plot-area chart:style-name="ch3" table:cell-range-address="'Feuille 1'.D3:'Feuille 1'.E31" chart:data-source-has-labels="both" svg:x="1.27cm" svg:y="0.196cm" svg:width="5.457cm" svg:height="9.424cm">
          <chartooo:coordinate-region svg:x="2.588cm" svg:y="0.196cm" svg:width="3.998cm" svg:height="8.321cm"/>
          <chart:axis chart:dimension="x" chart:name="primary-x" chart:style-name="ch4" chartooo:axis-type="text">
            <chart:categories table:cell-range-address="'Feuille 1'.E3:'Feuille 1'.E31"/>
          </chart:axis>
          <chart:axis chart:dimension="y" chart:name="primary-y" chart:style-name="ch5">
            <chart:title svg:x="0.451cm" svg:y="7.486cm" chart:style-name="ch6">
              <text:p>Temps de génération (secondes)</text:p>
            </chart:title>
            <chart:grid chart:style-name="ch7" chart:class="major"/>
          </chart:axis>
          <chart:series chart:style-name="ch8" chart:values-cell-range-address="'Feuille 1'.D3:'Feuille 1'.D31" loext:label-string="&quot;fichier modifier&quot;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chier modifi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'Feuille 1'.E3:'Feuille 1'.E31</svg:desc>
                </draw:g>
              </table:table-cell>
              <table:table-cell office:value-type="float" office:value="0.00038366000080714">
                <text:p>0.00038366000080714</text:p>
                <draw:g>
                  <svg:desc>'Feuille 1'.D3:'Feuille 1'.D31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377596999896923">
                <text:p>0.0003775969998969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387235999369295">
                <text:p>0.0003872359993692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389724000342539">
                <text:p>0.0003897240003425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381329000447294">
                <text:p>0.0003813290004472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420491000113543">
                <text:p>0.00042049100011354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383450998924672">
                <text:p>0.00038345099892467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383035998311243">
                <text:p>0.0003830359983112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383137999961036">
                <text:p>0.0003831379999610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3953260002163">
                <text:p>0.00039532600021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396718000047258">
                <text:p>0.00039671800004725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381809999453253">
                <text:p>0.00038180999945325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382489000912755">
                <text:p>0.00038248900091275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381602001652936">
                <text:p>0.00038160200165293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38049199974921">
                <text:p>0.0003804919997492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381444000595365">
                <text:p>0.00038144400059536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380013001631596">
                <text:p>0.0003800130016315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385358000130509">
                <text:p>0.0003853580001305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386869000067235">
                <text:p>0.00038686900006723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381967000066651">
                <text:p>0.00038196700006665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378603001081501">
                <text:p>0.00037860300108150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381543000912643">
                <text:p>0.00038154300091264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389411001378903">
                <text:p>0.00038941100137890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384417000532266">
                <text:p>0.00038441700053226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397797999539761">
                <text:p>0.00039779799953976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404537000576965">
                <text:p>0.00040453700057696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380113000574056">
                <text:p>0.00038011300057405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380867999410838">
                <text:p>0.00038086799941083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381742998797562">
                <text:p>0.000381742998797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